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1.4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" table:style-name="ta1">
        <table:shapes>
          <draw:frame draw:z-index="0" draw:style-name="gr1" draw:text-style-name="P1" svg:width="6.2988in" svg:height="3.5429in" svg:x="3.0378in" svg:y="0.226in">
            <draw:object draw:notify-on-update-of-ranges="benchmark.A1:benchmark.A1 benchmark.A2:benchmark.A11 benchmark.B1:benchmark.B1 benchmark.B2:benchmark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Execution time in 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4" calcext:value-type="float">
            <text:p>9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5T15:25:12.099770365</dc:date>
    <meta:editing-duration>PT1M41S</meta:editing-duration>
    <meta:editing-cycles>1</meta:editing-cycles>
    <meta:document-statistic meta:table-count="1" meta:cell-count="2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11cm" svg:y="0.315cm" chart:style-name="ch2">
          <text:p>Execution time in function of the number of thread for MatmultD</text:p>
        </chart:title>
        <chart:plot-area chart:style-name="ch3" table:cell-range-address="benchmark.A1:benchmark.B11" chart:data-source-has-labels="both" svg:x="1.321cm" svg:y="1.83cm" svg:width="14.359cm" svg:height="6.019cm">
          <chart:coordinate-region svg:x="2.334cm" svg:y="2.032cm" svg:width="13.155cm" svg:height="5.164cm"/>
          <chart:axis chart:dimension="x" chart:name="primary-x" chart:style-name="ch4" chartooo:axis-type="auto">
            <chartooo:date-scale/>
            <chart:title svg:x="7.829cm" svg:y="8.029cm" chart:style-name="ch5">
              <text:p>Thread #</text:p>
            </chart:title>
            <chart:categories table:cell-range-address="benchmark.A2:benchmark.A11"/>
          </chart:axis>
          <chart:axis chart:dimension="y" chart:name="primary-y" chart:style-name="ch4">
            <chart:title svg:x="0.451cm" svg:y="6.325cm" chart:style-name="ch6">
              <text:p>Execution time in ms</text:p>
            </chart:title>
            <chart:grid chart:style-name="ch7" chart:class="major"/>
          </chart:axis>
          <chart:series chart:style-name="ch8" chart:values-cell-range-address="benchmark.B2:benchmark.B11" chart:label-cell-address="benchmark.B1:benchmark.B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in ms</text:p>
                <draw:g>
                  <svg:desc>benchmark.B1:benchmark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benchmark.A2:benchmark.A11</svg:desc>
                </draw:g>
              </table:table-cell>
              <table:table-cell office:value-type="float" office:value="975">
                <text:p>975</text:p>
                <draw:g>
                  <svg:desc>benchmark.B2:benchmark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14">
                <text:p>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